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language="el" fo:country="GR"/>
    </style:style>
    <style:style style:name="P2" style:family="paragraph" style:parent-style-name="Heading_20_1" style:master-page-name="MP0">
      <style:paragraph-properties style:page-number="auto" fo:break-before="page"/>
    </style:style>
    <style:style style:name="P3" style:family="paragraph" style:parent-style-name="Heading_20_2">
      <style:text-properties fo:language="el" fo:country="GR"/>
    </style:style>
    <style:style style:name="P4" style:family="paragraph" style:parent-style-name="Normal">
      <style:text-properties fo:language="el" fo:country="GR"/>
    </style:style>
    <style:style style:name="P5" style:family="paragraph" style:parent-style-name="Normal" style:list-style-name="L2">
      <style:text-properties fo:language="el" fo:country="GR"/>
    </style:style>
    <style:style style:name="P6" style:family="paragraph" style:parent-style-name="Normal" style:list-style-name="L4">
      <style:text-properties fo:language="el" fo:country="GR"/>
    </style:style>
    <style:style style:name="P7" style:family="paragraph" style:parent-style-name="Normal" style:list-style-name="L5">
      <style:text-properties fo:language="el" fo:country="GR"/>
    </style:style>
    <style:style style:name="P8" style:family="paragraph" style:parent-style-name="Normal" style:list-style-name="L6">
      <style:text-properties fo:language="el" fo:country="GR"/>
    </style:style>
    <style:style style:name="P9" style:family="paragraph" style:parent-style-name="Normal" style:list-style-name="L7">
      <style:text-properties fo:language="el" fo:country="GR"/>
    </style:style>
    <style:style style:name="P10" style:family="paragraph" style:parent-style-name="Normal" style:list-style-name="L3">
      <style:text-properties fo:language="el" fo:country="GR"/>
    </style:style>
    <style:style style:name="P11" style:family="paragraph" style:parent-style-name="Normal">
      <style:text-properties fo:language="en" fo:country="US"/>
    </style:style>
    <style:style style:name="P12" style:family="paragraph" style:parent-style-name="Normal" style:list-style-name="L5">
      <style:text-properties fo:language="en" fo:country="US"/>
    </style:style>
    <style:style style:name="P13" style:family="paragraph" style:parent-style-name="Normal" style:list-style-name="L6">
      <style:text-properties fo:language="en" fo:country="US"/>
    </style:style>
    <style:style style:name="P14" style:family="paragraph" style:parent-style-name="Normal" style:list-style-name="L8">
      <style:text-properties fo:language="en" fo:country="US"/>
    </style:style>
    <style:style style:name="P15" style:family="paragraph" style:parent-style-name="Normal" style:list-style-name="L3">
      <style:text-properties fo:language="en" fo:country="US"/>
    </style:style>
    <style:style style:name="P16" style:family="paragraph" style:parent-style-name="Normal" style:list-style-name="L3"/>
    <style:style style:name="P17" style:family="paragraph" style:parent-style-name="Normal" style:list-style-name="L6"/>
    <style:style style:name="P18" style:family="paragraph" style:parent-style-name="List_20_Paragraph" style:list-style-name="L1">
      <style:text-properties fo:language="el" fo:country="GR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Bitcoin</text:span><text:span text:style-name="Default_20_Paragraph_20_Font"><text:span text:style-name="T1"> </text:span></text:span><text:span text:style-name="T1">Basics</text:span></text:h>
      <text:h text:style-name="Heading_20_2" text:outline-level="2"><text:span text:style-name="Default_20_Paragraph_20_Font"><text:span text:style-name="T1">Τι είναι το </text:span></text:span><text:span text:style-name="T1">bitcoin</text:span></text:h>
      <text:p text:style-name="P1">Ψηφιακό νόμισμα (αποκεντρωμένο)</text:p>
      <text:p text:style-name="P1">Εικονικό όπως ο χρυσός ή το τυπωμένο χρήμα (χαρτονομίσματα και νομίσματα)</text:p>
      <text:p text:style-name="P1">Μεταφέρεται από άτομο σε άτομο</text:p>
      <text:p text:style-name="P1">Δεν ελέγχεται από τράπεζες ή κυβερνήσεις</text:p>
      <text:p text:style-name="Normal"><text:span text:style-name="Default_20_Paragraph_20_Font"><text:span text:style-name="T1">Συμβολίζεται με Β ή </text:span></text:span><text:span text:style-name="T1">BTC</text:span><text:span text:style-name="Default_20_Paragraph_20_Font"><text:span text:style-name="T1">.</text:span></text:span></text:p>
      <text:p text:style-name="Normal"><text:span text:style-name="Default_20_Paragraph_20_Font"><text:span text:style-name="T1">Είναι ένα </text:span></text:span><text:span text:style-name="T1">crypto</text:span><text:span text:style-name="Default_20_Paragraph_20_Font"><text:span text:style-name="T1"> – </text:span></text:span><text:span text:style-name="T1">currency</text:span><text:span text:style-name="Default_20_Paragraph_20_Font"><text:span text:style-name="T1"> (κρύπτο νόμισμα) έχουν εμφανιστεί από το 1980</text:span></text:span></text:p>
      <text:p text:style-name="Normal"><text:span text:style-name="Default_20_Paragraph_20_Font"><text:span text:style-name="T1">Το </text:span></text:span><text:span text:style-name="T1">bitcoin</text:span><text:span text:style-name="Default_20_Paragraph_20_Font"><text:span text:style-name="T1"> λύνει ένα πρόβλημα σε ένα δίκτυο που λέγεται «</text:span></text:span><text:span text:style-name="T1">double</text:span><text:span text:style-name="Default_20_Paragraph_20_Font"><text:span text:style-name="T1"> </text:span></text:span><text:span text:style-name="T1">spent</text:span><text:span text:style-name="Default_20_Paragraph_20_Font"><text:span text:style-name="T1">»</text:span></text:span></text:p>
      <text:p text:style-name="Normal"><text:span text:style-name="Default_20_Paragraph_20_Font"><text:span text:style-name="T1">Εμφανίστηκε το 2009 από τον </text:span></text:span><text:span text:style-name="T1">Satoshi</text:span><text:span text:style-name="Default_20_Paragraph_20_Font"><text:span text:style-name="T1"> </text:span></text:span><text:span text:style-name="T1">Nakamoto</text:span></text:p>
      <text:p text:style-name="Normal"><text:span text:style-name="Default_20_Paragraph_20_Font"><text:span text:style-name="T1">Παράγεται σταδιακά μέχρι το 2140 και μέχρι 21 εκατομμύρια </text:span></text:span><text:span text:style-name="T1">bitcoins</text:span></text:p>
      <text:p text:style-name="P1">Κάθε 10 λεπτά παράγεται ένα Χ ποσό.</text:p>
      <text:p text:style-name="Normal"><text:span text:style-name="Default_20_Paragraph_20_Font"><text:span text:style-name="T1">Διαιρείται σε μικρότερες αξίες μέχρι 0.00000001 (</text:span></text:span><text:span text:style-name="T1">satoshi</text:span><text:span text:style-name="Default_20_Paragraph_20_Font"><text:span text:style-name="T1">)</text:span></text:span></text:p>
      <text:p text:style-name="P1">Πρακτικά αδύνατο να χακαριστεί (απαιτείται τεράστιος χρόνος και κόστος)</text:p>
      <text:p text:style-name="Normal"><text:span text:style-name="Default_20_Paragraph_20_Font"><text:span text:style-name="T1">Μισό δις για μισή ώρα </text:span></text:span><text:span text:style-name="T1">hacking</text:span><text:span text:style-name="Default_20_Paragraph_20_Font"><text:span text:style-name="T1"> (</text:span></text:span><text:span text:style-name="T1">brutal</text:span><text:span text:style-name="Default_20_Paragraph_20_Font"><text:span text:style-name="T1"> </text:span></text:span><text:span text:style-name="T1">force</text:span><text:span text:style-name="Default_20_Paragraph_20_Font"><text:span text:style-name="T1">)</text:span></text:span></text:p>
      <text:p text:style-name="P1">Ελέγχεται από τους συμμετέχοντες και κανέναν άλλο (για αυτό είναι και δημοφιλές)</text:p>
      <text:p text:style-name="Normal"><text:span text:style-name="T1">FIAT</text:span><text:span text:style-name="Default_20_Paragraph_20_Font"><text:span text:style-name="T1"> νομίσματα είναι πληθωριστικά</text:span></text:span></text:p>
      <text:h text:style-name="P3" text:outline-level="2">Τι είναι το χρήμα</text:h>
      <text:p text:style-name="P1">Ένα μέσο για ανταλλαγή αγαθών.</text:p>
      <text:p text:style-name="P1">Έχει 4 χαρακτηριστικά</text:p>
      <text:list xml:id="list5251236401128145120" text:style-name="L1">
        <text:list-item>
          <text:p text:style-name="P18">Έχει υποδιαιρέσεις</text:p>
        </text:list-item>
        <text:list-item>
          <text:p text:style-name="P18">Είναι ανθεκτικό</text:p>
        </text:list-item>
        <text:list-item>
          <text:p text:style-name="P18">Έχει ίδια αξία</text:p>
        </text:list-item>
        <text:list-item>
          <text:p text:style-name="P18">Είναι αναγνωρίσιμο</text:p>
        </text:list-item>
      </text:list>
      <text:h text:style-name="P3" text:outline-level="2">Γιατί έχει αξία</text:h>
      <text:list xml:id="list8636528425744062583" text:style-name="L2">
        <text:list-item>
          <text:p text:style-name="P5">Περιορισμένη ποσότητα</text:p>
        </text:list-item>
        <text:list-item>
          <text:p text:style-name="P5">Δεν ελέγχεται από τράπεζες ή κυβερνήσεις</text:p>
        </text:list-item>
        <text:list-item>
          <text:p text:style-name="P5">peer to peer</text:p>
        </text:list-item>
        <text:list-item>
          <text:p text:style-name="P5">Ανώνυμο</text:p>
        </text:list-item>
        <text:list-item>
          <text:p text:style-name="P5">Διάφανο (open source)</text:p>
        </text:list-item>
        <text:list-item>
          <text:p text:style-name="P5"><text:soft-page-break/>Ελεγμένο και δοκιμασμένο για πάνω από 6 χρόνια (2009)</text:p>
        </text:list-item>
        <text:list-item>
          <text:p text:style-name="P5">Εύκολο στην αγοραπωλησία</text:p>
        </text:list-item>
        <text:list-item>
          <text:p text:style-name="P5">Χαμηλό κόστος συναλλαγής (προμήθεια)</text:p>
        </text:list-item>
        <text:list-item>
          <text:p text:style-name="P5">Πληρωμές χωρίς επιστροφές (???)</text:p>
        </text:list-item>
        <text:list-item>
          <text:p text:style-name="P5">Δεν βασίζεται σε απτά αγαθά όπως πετρέλαιο, χρυσός κ.λπ. αλλά στην εμπιστοσύνη του κοινού</text:p>
        </text:list-item>
        <text:list-item>
          <text:p text:style-name="P5">Η αξία του εξαρτάται από την προσφορά και ζήτηση</text:p>
        </text:list-item>
        <text:list-item>
          <text:p text:style-name="P5">Προστασία από πληθωρισμό</text:p>
        </text:list-item>
      </text:list>
      <text:h text:style-name="Heading_20_2" text:outline-level="2">Διαφορές από <text:span text:style-name="T1">συμβατικό</text:span> νόμισμα</text:h>
      <text:p text:style-name="P1">Δεν χρειάζεται τράπεζα ούτε τραπεζικός λογαριασμός</text:p>
      <text:p text:style-name="P1">Αποθηκεύεται σε ψηφιακό λογιστικό βιβλίο</text:p>
      <text:p text:style-name="P1">Αποστολή και λήψη είναι εύκολο όσο η αποστολή και λήψη ενός <text:span text:style-name="T2">e-mail</text:span></text:p>
      <text:h text:style-name="P3" text:outline-level="2">Που αποθηκεύεται</text:h>
      <text:p text:style-name="Normal"><text:span text:style-name="T1">Σε “πορτοφόλια”</text:span></text:p>
      <text:p text:style-name="Normal"><text:span text:style-name="T1">https://bitcoin.org/el/choose-your-wallet</text:span></text:p>
      <text:list xml:id="list7625709315379562450" text:style-name="L3">
        <text:list-item>
          <text:p text:style-name="P16"><text:span text:style-name="T1">Σκληρός δίσκος </text:span></text:p>
          <text:list>
            <text:list-item>
              <text:p text:style-name="P16"><text:span text:style-name="T1">απόλυτος έλεγχος</text:span></text:p>
            </text:list-item>
            <text:list-item>
              <text:p text:style-name="P16"><text:span text:style-name="T1">ανωνυμία</text:span></text:p>
            </text:list-item>
            <text:list-item>
              <text:p text:style-name="P16"><text:span text:style-name="T1">φυσική αποθήκευση στον δίσκο</text:span></text:p>
            </text:list-item>
            <text:list-item>
              <text:p text:style-name="P10">χρειάζεται <text:span text:style-name="T2">back up</text:span></text:p>
            </text:list-item>
            <text:list-item>
              <text:p text:style-name="P10">κίνδυνος να κλαπεί ή χαθεί</text:p>
            </text:list-item>
            <text:list-item>
              <text:p text:style-name="P15">wallet qt</text:p>
            </text:list-item>
          </text:list>
        </text:list-item>
        <text:list-item>
          <text:p text:style-name="P16"><text:span text:style-name="T1">Κινητό</text:span></text:p>
        </text:list-item>
        <text:list-item>
          <text:p text:style-name="P16"><text:span text:style-name="T1">Υλισμικό (κάρτα, </text:span><text:span text:style-name="T2">usb type </text:span><text:span text:style-name="T1">κ.λπ.)</text:span></text:p>
        </text:list-item>
        <text:list-item>
          <text:p text:style-name="P16"><text:span text:style-name="T1">Τυπωμένο χαρτί (</text:span><text:span text:style-name="T2">paper wallet)</text:span></text:p>
        </text:list-item>
        <text:list-item>
          <text:p text:style-name="P16"><text:span text:style-name="T1">Φιλοξενία </text:span><text:span text:style-name="T2">online</text:span></text:p>
          <text:list>
            <text:list-item>
              <text:p text:style-name="P10">πρόσβαση από παντού</text:p>
            </text:list-item>
            <text:list-item>
              <text:p text:style-name="P10">λειτουργούν ως ανταλλακτήρια</text:p>
            </text:list-item>
            <text:list-item>
              <text:p text:style-name="P10">κίνδυνοι από χάκερ ή χρεωκοπία</text:p>
            </text:list-item>
            <text:list-item>
              <text:p text:style-name="P10">https://blockchain.info/</text:p>
            </text:list-item>
          </text:list>
        </text:list-item>
      </text:list>
      <text:h text:style-name="Heading_20_2" text:outline-level="2"><text:soft-page-break/>Πως λειτουργεί ο λογαριασμός</text:h>
      <text:p text:style-name="P1">Χρησιμοποιείται η ασύμμετρη κρυπτογραφία</text:p>
      <text:list xml:id="list304332041868897878" text:style-name="L4">
        <text:list-item>
          <text:p text:style-name="P6">Δημόσιο κλειδί (αλφαριθμητικό 27 – 34 χαρακτήρες)</text:p>
        </text:list-item>
        <text:list-item>
          <text:p text:style-name="P6">Ιδιωτικό κλειδί (μένει κρυφό)</text:p>
        </text:list-item>
      </text:list>
      <text:h text:style-name="Heading_20_2" text:outline-level="2">Πως αποκτώ <text:span text:style-name="T2">bitcoins</text:span></text:h>
      <text:list xml:id="list4687565883485174683" text:style-name="L5">
        <text:list-item>
          <text:p text:style-name="P7">Αγορά από φυσικό πρόσωπο ή ανταλλακτήριο</text:p>
        </text:list-item>
        <text:list-item>
          <text:p text:style-name="P7">Πώληση από προϊόντα ή υπηρεσίες (<text:span text:style-name="T2">barter)</text:span></text:p>
        </text:list-item>
        <text:list-item>
          <text:p text:style-name="P12">Mining (<text:span text:style-name="T1">με λογισμικό)</text:span></text:p>
        </text:list-item>
      </text:list>
      <text:h text:style-name="Heading_20_2" text:outline-level="2"><text:span text:style-name="T1">Πως μπορώ να κερδίσω</text:span></text:h>
      <text:list xml:id="list8559053903346196272" text:style-name="L6">
        <text:list-item>
          <text:p text:style-name="P13"><text:span text:style-name="T1">Mining (όλο και πιο δύσκολο)</text:span></text:p>
        </text:list-item>
        <text:list-item>
          <text:p text:style-name="P8">Χρηματιστήριο (για έμπειρους)</text:p>
        </text:list-item>
        <text:list-item>
          <text:p text:style-name="P17"><text:span text:style-name="T1">Προσφορά με εκπτώσεις και πληρωμή σε </text:span><text:span text:style-name="T2">bitcoins</text:span></text:p>
        </text:list-item>
      </text:list>
      <text:h text:style-name="Heading_20_2" text:outline-level="2">Θεωρίες</text:h>
      <text:list xml:id="list2947964019617007385" text:style-name="L7">
        <text:list-item>
          <text:p text:style-name="P9">Αύξηση αξίας κατά 10.000% μέσα σε λίγα χρόνια</text:p>
        </text:list-item>
        <text:list-item>
          <text:p text:style-name="P9">Πολλές πτώσεις (καταρρεύσεις) κατά 50% ή παραπάνω</text:p>
        </text:list-item>
        <text:list-item>
          <text:p text:style-name="P9">Διόρθωση μετά από πτώσεις</text:p>
        </text:list-item>
        <text:list-item>
          <text:p text:style-name="P9">Παραμένει η ερώτηση: Θα γίνει αποδεκτό (καθιερωθεί) από την αγορά σαν ένα “επίσημο” νόμισμα;</text:p>
        </text:list-item>
      </text:list>
      <text:h text:style-name="Heading_20_2" text:outline-level="2">Κίνδυνοι</text:h>
      <text:list xml:id="list1894915766025540961" text:style-name="L8">
        <text:list-item>
          <text:p text:style-name="P14">Bug <text:span text:style-name="T1">στο λογισμικό που θα έκανε την ασφάλεια διάτρητη</text:span></text:p>
        </text:list-item>
        <text:list-item>
          <text:p text:style-name="P14"><text:span text:style-name="T1">Κυβερνητική ή πολιτική παρέμβαση που θα οδηγούσε στην κατάρρευση του νομίσματος</text:span></text:p>
        </text:list-item>
        <text:list-item>
          <text:p text:style-name="P14"><text:span text:style-name="T1">Νέο κρυπτονόμισμα με λιγότερο κόστος ή περισσότερη ασφάλεια ή με κάτι πιο καινοτόμο</text:span></text:p>
        </text:list-item>
      </text:list>
      <text:p text:style-name="P11"><text:span text:style-name="T1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l" fo:country="G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l" fo:country="G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0835in" fo:margin-bottom="0.1665in" fo:line-height="100%" fo:keep-together="always" fo:hyphenation-ladder-count="no-limit" fo:keep-with-next="always"/>
      <style:text-properties fo:color="#222a35" style:font-name="Calibri Light" fo:font-size="18pt" fo:font-weight="bold" style:font-name-asian="Times New Roman" style:font-size-asian="18pt" style:font-weight-asian="bold" style:font-name-complex="Times New Roman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835in" fo:margin-bottom="0.1665in" fo:line-height="100%" fo:keep-together="always" fo:hyphenation-ladder-count="no-limit" fo:keep-with-next="always"/>
      <style:text-properties fo:color="#1f4e79" style:font-name="Calibri Light" fo:font-size="16pt" fo:font-weight="bold" style:font-name-asian="Times New Roman" style:font-size-asian="16pt" style:font-weight-asian="bold" style:font-name-complex="Times New Roman" style:font-size-complex="13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22a35" style:font-name="Calibri Light" fo:font-size="18pt" fo:font-weight="bold" style:font-name-asian="Times New Roman" style:font-size-asian="18pt" style:font-weight-asian="bold" style:font-name-complex="Times New Roman" style:font-size-complex="16pt"/>
    </style:style>
    <style:style style:name="Heading_20_2_20_Char" style:display-name="Heading 2 Char" style:family="text" style:parent-style-name="Default_20_Paragraph_20_Font">
      <style:text-properties fo:color="#1f4e79" style:font-name="Calibri Light" fo:font-size="16pt" fo:font-weight="bold" style:font-name-asian="Times New Roman" style:font-size-asian="16pt" style:font-weight-asian="bold" style:font-name-complex="Times New Roman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37in" style:num-format="1" style:print-orientation="portrait" fo:margin-top="0.7in" fo:margin-bottom="0.7in" fo:margin-left="0.7in" fo:margin-right="0.7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description/>
    <dc:subject/>
    <meta:initial-creator>leonidas</meta:initial-creator>
    <dc:creator>leonidas tsaras</dc:creator>
    <meta:creation-date>2016-01-30T12:11:00Z</meta:creation-date>
    <dc:date>2016-01-31T02:41:42.60</dc:date>
    <meta:editing-cycles>31</meta:editing-cycles>
    <meta:editing-duration>PT6H20M26S</meta:editing-duration>
    <meta:document-statistic meta:table-count="0" meta:image-count="0" meta:object-count="0" meta:page-count="3" meta:paragraph-count="80" meta:word-count="439" meta:character-count="2783"/>
    <meta:template xlink:type="simple" xlink:actuate="onRequest" xlink:title="" xlink:href="Normal.dotm"/>
  </office:meta>
</office:document-meta>
</file>